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368cm" svg:height="4.91cm" svg:x="3.315cm" svg:y="3.089cm" svg:viewBox="0 0 3369 4911" svg:d="M1839 2314c769-118 1511 166 1530 1080s-669 1313-1350 1458c-681 144-1391 40-1826-471-85-130 516-810 600-644 220 441 719 438 1050 422 332-16 1203-188 829-752-374-563-1089-281-1649-333s-1249-571-951-1572c297-1000 1198-1470 1980-1500 781-31 1135 390 1251 839 41 161-650 693-682 451-60-566-1253-820-1808-57-554 763 257 1197 1026 1079z">
          <text:p/>
        </draw:path>
        <draw:path draw:style-name="gr2" draw:text-style-name="P1" draw:layer="layout" svg:width="0.902cm" svg:height="0.661cm" draw:transform="rotate (-2.15687788961459) translate (6.7524578120653cm 3.9957947751291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4.2507911453987cm 6.90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6.168cm" svg:height="0.779cm" draw:transform="rotate (-1.55264490257416) translate (5.39920056639509cm 2.37967226010224cm)" svg:viewBox="0 0 6169 780" svg:d="M125 708c342 31 2475 66 3115 71s2655-51 2892-69c136-10-133-716-279-709-148 6-2031 163-2525 158-493-5-2887-91-3270-159-120-15-31 697 67 708z">
          <text:p/>
        </draw:path>
        <draw:path draw:style-name="gr2" draw:text-style-name="P1" draw:layer="layout" svg:width="0.903cm" svg:height="0.661cm" draw:transform="skewX (0.00122173047639602) rotate (-2.15687788961459) translate (5.5273068098938cm 2.39268889054306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cm" draw:transform="skewX (0.00122173047639599) rotate (-2.15652882376419) translate (5.63387363820839cm 8.2491954926457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5:34.871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